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justify"/>
    </style:style>
    <style:style style:name="P2" style:parent-style-name="Standard" style:family="paragraph">
      <style:paragraph-properties fo:text-align="justify"/>
    </style:style>
    <style:style style:name="P3" style:parent-style-name="Standard" style:family="paragraph">
      <style:paragraph-properties fo:text-align="justify"/>
    </style:style>
    <style:style style:name="P4" style:parent-style-name="Standard" style:list-style-name="LFO1" style:family="paragraph">
      <style:paragraph-properties fo:text-align="justify" fo:line-height="200%"/>
    </style:style>
    <style:style style:name="P5" style:parent-style-name="Standard" style:list-style-name="LFO1" style:family="paragraph">
      <style:paragraph-properties fo:text-align="justify" fo:line-height="200%"/>
    </style:style>
    <style:style style:name="P6" style:parent-style-name="Standard" style:list-style-name="LFO1" style:family="paragraph">
      <style:paragraph-properties fo:text-align="justify" fo:line-height="200%"/>
    </style:style>
    <style:style style:name="P7" style:parent-style-name="Standard" style:list-style-name="LFO1" style:family="paragraph">
      <style:paragraph-properties fo:text-align="justify" fo:line-height="200%"/>
    </style:style>
    <style:style style:name="P8" style:parent-style-name="Standard" style:list-style-name="LFO1" style:family="paragraph">
      <style:paragraph-properties fo:text-align="justify" fo:line-height="200%"/>
    </style:style>
    <style:style style:name="P9" style:parent-style-name="Standard" style:list-style-name="LFO1" style:family="paragraph">
      <style:paragraph-properties fo:text-align="justify" fo:line-height="200%"/>
    </style:style>
    <style:style style:name="P10" style:parent-style-name="Standard" style:list-style-name="LFO1" style:family="paragraph">
      <style:paragraph-properties fo:text-align="justify" fo:line-height="200%"/>
    </style:style>
    <style:style style:name="P11" style:parent-style-name="Standard" style:list-style-name="LFO1" style:family="paragraph">
      <style:paragraph-properties fo:text-align="justify" fo:line-height="200%"/>
    </style:style>
    <style:style style:name="P12" style:parent-style-name="Standard" style:list-style-name="LFO1" style:family="paragraph">
      <style:paragraph-properties fo:text-align="justify" fo:line-height="200%"/>
    </style:style>
    <style:style style:name="P13" style:parent-style-name="Standard" style:family="paragraph">
      <style:paragraph-properties fo:text-align="justify" fo:line-height="200%"/>
    </style:style>
    <style:style style:name="P14" style:parent-style-name="Standard" style:list-style-name="LFO2" style:family="paragraph">
      <style:paragraph-properties fo:text-align="justify" fo:line-height="200%"/>
    </style:style>
    <style:style style:name="P15" style:parent-style-name="Standard" style:list-style-name="LFO2" style:family="paragraph">
      <style:paragraph-properties fo:text-align="justify" fo:line-height="200%"/>
    </style:style>
    <style:style style:name="P16" style:parent-style-name="Standard" style:list-style-name="LFO2" style:family="paragraph">
      <style:paragraph-properties fo:text-align="justify" fo:line-height="200%"/>
    </style:style>
    <style:style style:name="P17" style:parent-style-name="Standard" style:list-style-name="LFO2" style:family="paragraph">
      <style:paragraph-properties fo:text-align="justify" fo:line-height="200%"/>
    </style:style>
    <style:style style:name="P18" style:parent-style-name="Standard" style:list-style-name="LFO2" style:family="paragraph">
      <style:paragraph-properties fo:text-align="justify" fo:line-height="200%"/>
    </style:style>
    <style:style style:name="P19" style:parent-style-name="Standard" style:family="paragraph">
      <style:paragraph-properties fo:text-align="justify" fo:line-height="200%"/>
    </style:style>
  </office:automatic-styles>
  <office:body>
    <office:text text:use-soft-page-breaks="true">
      <text:p text:style-name="P1">Group2 Database and Algorithms</text:p>
      <text:p text:style-name="P2"/>
      <text:p text:style-name="P3">Database requirements</text:p>
      <text:list text:style-name="LFO1" text:continue-numbering="true">
        <text:list-item>
          <text:p text:style-name="P4">It will only<text:s/>require<text:s/>entering<text:s/>the number of item that have and its experimentation date it exist.</text:p>
        </text:list-item>
        <text:list-item>
          <text:p text:style-name="P5">The database will also<text:s/>require<text:s/>a way to track the ingredients of each sandwiches.</text:p>
        </text:list-item>
        <text:list-item>
          <text:p text:style-name="P6">The database also<text:s/>has<text:s/>to generate its own ordering number that map to each items in the order.</text:p>
        </text:list-item>
        <text:list-item>
          <text:p text:style-name="P7">Each store should be organized by zip code number.</text:p>
        </text:list-item>
        <text:list-item>
          <text:p text:style-name="P8">You will need the ability to move inventory between store.</text:p>
        </text:list-item>
        <text:list-item>
          <text:p text:style-name="P9">Production cost should be calculated and include also the net sale and tax value.</text:p>
        </text:list-item>
        <text:list-item>
          <text:p text:style-name="P10">Sometimes<text:s/>it will be required to have a way to include in the seasonal specials.</text:p>
        </text:list-item>
        <text:list-item>
          <text:p text:style-name="P11">Optional (create<text:s/>way to know the tax collected and the average profit made for each sandwiches)</text:p>
        </text:list-item>
        <text:list-item>
          <text:p text:style-name="P12">Each store could have<text:s/>accepted<text:s/>to the catering order</text:p>
        </text:list-item>
      </text:list>
      <text:p text:style-name="P13">The algorithms design requirement for predicting the item stock</text:p>
      <text:list text:style-name="LFO2" text:continue-numbering="true">
        <text:list-item>
          <text:p text:style-name="P14"><text:s/>Each sandwich take ¼ <text:s/>of meat and ¼ for cheese.</text:p>
        </text:list-item>
        <text:list-item>
          <text:p text:style-name="P15">The sandwiches are usually ordered as box that contain six small sandwiches.</text:p>
        </text:list-item>
        <text:list-item>
          <text:p text:style-name="P16">You<text:s/>can use the order number and the sandwiches type to do such prediction.</text:p>
        </text:list-item>
        <text:list-item>
          <text:p text:style-name="P17">The order incident of the sandwiches<text:s/>is<text:s/>not clean how to predicted.</text:p>
        </text:list-item>
        <text:list-item>
          <text:p text:style-name="P18">We also need to ask for the full menu in the store.</text:p>
        </text:list-item>
      </text:list>
      <text:p text:style-name="P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ol</dc:creator>
    <meta:creation-date>2018-04-18T18:56:00Z</meta:creation-date>
    <dc:date>2018-05-10T02:38:00Z</dc:date>
    <meta:template xlink:href="Normal" xlink:type="simple"/>
    <meta:editing-cycles>6</meta:editing-cycles>
    <meta:editing-duration>PT60S</meta:editing-duration>
    <meta:document-statistic meta:page-count="1" meta:paragraph-count="2" meta:word-count="169" meta:character-count="1136" meta:row-count="8" meta:non-whitespace-character-count="969"/>
  </office:meta>
</office:document-meta>
</file>